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>
        <style:tab-stops>
          <style:tab-stop style:position="9.888cm"/>
          <style:tab-stop style:position="13.593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Text_20_body" style:list-style-name="L5">
      <style:text-properties fo:font-style="normal" style:font-style-asian="normal" style:font-style-complex="normal"/>
    </style:style>
    <style:style style:name="P20" style:family="paragraph" style:parent-style-name="Text_20_body" style:list-style-name=""/>
    <style:style style:name="P21" style:family="paragraph" style:parent-style-name="Text_20_body" style:list-style-name="L6"/>
    <style:style style:name="P22" style:family="paragraph" style:parent-style-name="Text_20_body" style:list-style-name="L3">
      <style:paragraph-properties fo:margin-left="0cm" fo:margin-right="0cm" fo:text-indent="0cm" style:auto-text-indent="false"/>
    </style:style>
    <style:style style:name="P23" style:family="paragraph" style:parent-style-name="Text_20_body" style:list-style-name="L1" style:master-page-name="">
      <style:paragraph-properties fo:margin-left="0cm" fo:margin-right="0cm" fo:margin-top="0cm" fo:margin-bottom="0.101cm" fo:text-indent="1cm" style:auto-text-indent="false" style:page-number="auto" fo:background-color="transparent">
        <style:background-image/>
      </style:paragraph-properties>
    </style:style>
    <style:style style:name="P24" style:family="paragraph" style:parent-style-name="Contents_20_Heading" style:master-page-name="Standard">
      <style:paragraph-properties style:page-number="1" fo:break-before="page"/>
    </style:style>
    <style:style style:name="P25" style:family="paragraph" style:parent-style-name="Heading_20_1">
      <style:text-properties fo:font-style="normal" style:font-style-asian="normal" style:font-style-complex="normal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position="sub 58%" fo:font-style="italic" style:text-underline-style="none" style:font-style-asian="italic" style:font-style-complex="italic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Отчет по курсовой работе</text:p>
      <text:p text:style-name="P8"/>
      <text:p text:style-name="P4">по курсу «Компьютерные сети»</text:p>
      <text:p text:style-name="P4">«Исследование работы сетевого приложения в сети с меняющейся топологией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Студент:<text:tab/>Руцкий В.В.</text:p>
      <text:p text:style-name="P7"><text:tab/>Группа:<text:tab/>5057/12</text:p>
      <text:p text:style-name="P7"><text:tab/>Преподаватель:<text:tab/>Баженов А.Н.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4">Содержание</text:p>
          </text:index-title>
          <text:p text:style-name="P10">Постановка задачи<text:tab/>2</text:p>
          <text:p text:style-name="P10">Разработанная программа<text:tab/>2</text:p>
          <text:p text:style-name="P11">Общие сведения о пользовательском интерфейсе программы<text:tab/>2</text:p>
          <text:p text:style-name="P11">Область визуализации модели сети<text:tab/>3</text:p>
          <text:p text:style-name="P12">Отображаемые сущности<text:tab/>3</text:p>
          <text:p text:style-name="P12">Управление<text:tab/>3</text:p>
          <text:p text:style-name="P11">Передача изображения<text:tab/>4</text:p>
          <text:p text:style-name="P10">Результаты работы<text:tab/>4</text:p>
          <text:p text:style-name="P10">Список литературы<text:tab/>5</text:p>
        </text:index-body>
      </text:table-of-content>
      <text:p text:style-name="P6"/>
      <text:h text:style-name="P27" text:outline-level="1">Постановка задачи</text:h>
      <text:p text:style-name="Text_20_body">Необходимо на основе разработанной в прошлом семестре модели сети с меняющейся топологией разработать приложение, передающее данные по сети и исследовать зависимость ошибок передачи от параметров модели.</text:p>
      <text:h text:style-name="Heading_20_1" text:outline-level="1">Разработанная программа</text:h>
      <text:p text:style-name="Text_20_body">В разработанной программе производится передача изображения небольшими фрагментами между двумя фиксированными узлами сети.</text:p>
      <text:h text:style-name="Heading_20_2" text:outline-level="2">Общие сведения о пользовательском интерфейсе программы</text:h>
      <text:p text:style-name="Text_20_body">Общий вид пользовательского интерфейса представлен на рис. <text:sequence-ref text:reference-format="value" text:ref-name="refРис.0">1</text:sequence-ref>.</text:p>
      <text:p text:style-name="Text_20_body"><draw:frame draw:style-name="fr1" draw:name="Frame1" text:anchor-type="paragraph" svg:width="17cm" draw:z-index="0"><draw:text-box fo:min-height="9.98cm"><text:p text:style-name="Рис."><draw:frame draw:style-name="fr4" draw:name="graphics3" text:anchor-type="paragraph" svg:x="0.004cm" svg:y="0.002cm" svg:width="17cm" style:rel-width="100%" svg:height="8.793cm" style:rel-height="scale" draw:z-index="1"><draw:image xlink:href="../basic_ui.png" xlink:type="simple" xlink:show="embed" xlink:actuate="onLoad"/></draw:frame>Рис. <text:sequence text:ref-name="refРис.0" text:name="Рис." text:formula="ooow:Рис.+1" style:num-format="1">1</text:sequence>: Общий вид пользовательского интерфейса</text:p></draw:text-box></draw:frame>Интерфейс программы состоит из следующих областей:</text:p>
      <text:list xml:id="list274184125" text:style-name="L1">
        <text:list-item>
          <text:p text:style-name="P14">Центральная область --- область отображения узлов сети, связей между ними, проходящих по сети пакетов.</text:p>
        </text:list-item>
        <text:list-item>
          <text:p text:style-name="P14">Панель «<text:span text:style-name="T1">Управление</text:span>» --- позволяет:</text:p>
          <text:list>
            <text:list-item>
              <text:p text:style-name="P14">настроить количество узлов в сети (от 2 до 16);</text:p>
            </text:list-item>
            <text:list-item>
              <text:p text:style-name="P14">настроить скорость движения узлов, задавая среднее время прохождения узлом сцены;</text:p>
            </text:list-item>
            <text:list-item>
              <text:p text:style-name="P14">настроить расстояние, при приближение на которое между узлами возникает соединение, и расстояние, на отдалении на которое между узлами рвётся соединение (расстояния задаются в долях половины размера сцены);</text:p>
            </text:list-item>
            <text:list-item>
              <text:p text:style-name="P14">включить отображение расстояний соединения и разъединения, они будут отображены соответственно зелёными и красными окружностями.</text:p>
            </text:list-item>
            <text:list-item>
              <text:p text:style-name="P14"><text:soft-page-break/>остановить движение узлов в сети;</text:p>
            </text:list-item>
            <text:list-item>
              <text:p text:style-name="P14">привести все узлы сети в движение.</text:p>
            </text:list-item>
          </text:list>
        </text:list-item>
        <text:list-item>
          <text:p text:style-name="P14">Панель «<text:span text:style-name="T1">Передача</text:span>» --- позволяет:</text:p>
          <text:list>
            <text:list-item>
              <text:p text:style-name="P14">выбрать тестовое приложение для передачи (кнопкой «<text:span text:style-name="T1">Загрузить изображение</text:span>»);</text:p>
            </text:list-item>
            <text:list-item>
              <text:p text:style-name="P14">начать/перезапустить передачу изображения по сети (кнопкой «<text:span text:style-name="T1">Начать передачу</text:span>»).</text:p>
            </text:list-item>
          </text:list>
        </text:list-item>
        <text:list-item>
          <text:p text:style-name="P14">Панель «Статистика» отображает:</text:p>
          <text:list>
            <text:list-item>
              <text:p text:style-name="P14"><text:bookmark-start text:name="__DdeLink__564_83183898"/>долю неправильных путей в таблицах маршрутизации, построенных RIP протоколом, на данный момент и среднее значение за последние 15 секунд;<text:bookmark-end text:name="__DdeLink__564_83183898"/></text:p>
            </text:list-item>
            <text:list-item>
              <text:p text:style-name="P14">долю не оптимальных путей в таблицах маршрутизации, построенных RIP протоколом, на данный момент и среднее значение за последние 15 секунд;</text:p>
            </text:list-item>
            <text:list-item>
              <text:p text:style-name="P14">интенсивность изменения топологии: число новых соединений или разрывов существующих за одну секунду.</text:p>
              <text:p text:style-name="P23">Панели можно перемещать, изменять их размер и компоновать друг с другом.</text:p>
            </text:list-item>
          </text:list>
        </text:list-item>
      </text:list>
      <text:h text:style-name="Heading_20_2" text:outline-level="2">Область визуализации модели сети</text:h>
      <text:h text:style-name="Heading_20_3" text:outline-level="3">Отображаемые сущности</text:h>
      <text:p text:style-name="Text_20_body">В центральной области отображаются следующие сущности:</text:p>
      <text:list xml:id="list2033199801" text:style-name="L2">
        <text:list-item>
          <text:p text:style-name="P15"><draw:frame draw:style-name="fr2" draw:name="Frame2" text:anchor-type="paragraph" svg:x="12.155cm" svg:y="0.489cm" svg:width="4.574cm" draw:z-index="2"><draw:text-box fo:min-height="4.491cm"><text:p text:style-name="Рис."><draw:frame draw:style-name="fr5" draw:name="graphics1" text:anchor-type="paragraph" svg:x="0cm" svg:y="0cm" svg:width="4.574cm" style:rel-width="100%" svg:height="4.491cm" style:rel-height="scale" draw:z-index="3"><draw:image xlink:href="../node.png" xlink:type="simple" xlink:show="embed" xlink:actuate="onLoad"/></draw:frame>Рис. <text:sequence text:ref-name="refРис.1" text:name="Рис." text:formula="ooow:Рис.+1" style:num-format="1">2</text:sequence>: Узел сети</text:p></draw:text-box></draw:frame>Граница рабочей области --- черная рамка вокруг всех узлов сети. Узлы могут находиться только внутри рабочей области. Двигающиеся узлы отражаются от границы рабочей области.</text:p>
        </text:list-item>
        <text:list-item>
          <text:p text:style-name="P15">Узлы --- изображаются залитыми окружностями разных цветов, например см. рис. <text:sequence-ref text:reference-format="value" text:ref-name="refРис.1">2</text:sequence-ref>.</text:p>
        </text:list-item>
        <text:list-item>
          <text:p text:style-name="P15">Связи между узлами --- сетевые соединения --- обозначаются толстой сплошной чёрной линией, соединяющей окружности узлов.</text:p>
        </text:list-item>
        <text:list-item>
          <text:p text:style-name="P15"><draw:frame draw:style-name="fr2" draw:name="Frame3" text:anchor-type="paragraph" svg:x="12.155cm" svg:y="1.147cm" svg:width="4.717cm" draw:z-index="4"><draw:text-box fo:min-height="6.828cm"><text:p text:style-name="Рис."><draw:frame draw:style-name="fr6" draw:name="graphics2" text:anchor-type="as-char" svg:y="-6.773cm" svg:width="4.717cm" style:rel-width="100%" svg:height="6.828cm" style:rel-height="scale" draw:z-index="5"><draw:image xlink:href="../small_network.png" xlink:type="simple" xlink:show="embed" xlink:actuate="onLoad"/></draw:frame>Рис. <text:sequence text:ref-name="refРис.2" text:name="Рис." text:formula="ooow:Рис.+1" style:num-format="1">3</text:sequence>: Небольшая сеть</text:p></draw:text-box></draw:frame>Таблицы <text:span text:style-name="T3">маршрутизации</text:span>. На рис. <text:sequence-ref text:reference-format="value" text:ref-name="refРис.2">3</text:sequence-ref> показано, что от каждого узла отходят линии в сторону смежных узлов, не доходящие примерно одну треть расстояния до смежного узла --- эти разноцветные линии визуализируют состояние динамической таблицы <text:span text:style-name="T3">маршрутизации</text:span>, построенной данным узлом с помощью алгоритма RIP. Линия цвета <text:span text:style-name="T1">c</text:span><text:span text:style-name="T4">, исходящая от узла </text:span><text:span text:style-name="T2">R</text:span><text:span text:style-name="T5">1</text:span><text:span text:style-name="T4"> к <text:s/>узлу </text:span><text:span text:style-name="T2">R</text:span><text:span text:style-name="T5">2</text:span><text:span text:style-name="T6"> означает, что для узла </text:span><text:span text:style-name="T7">R</text:span><text:span text:style-name="T5">1</text:span><text:span text:style-name="T6"> узел цвета </text:span><text:span text:style-name="T7">c</text:span><text:span text:style-name="T6"> ближе всего доступен через узел </text:span><text:span text:style-name="T7">R</text:span><text:span text:style-name="T5">2</text:span><text:span text:style-name="T6">, а значит и пакеты, адресуемые </text:span><text:span text:style-name="T7">c</text:span><text:span text:style-name="T6"> необходимо пересылать узлу </text:span><text:span text:style-name="T7">R</text:span><text:span text:style-name="T5">2</text:span>.</text:p>
          <text:p text:style-name="P15">Например, на рис. <text:sequence-ref text:reference-format="value" text:ref-name="refРис.2">3</text:sequence-ref> для желтого узла RIP определил, что пакеты, адресуемые зелёному узлу, необходимо пересылать зелёному узлу, а пакеты, адресуемые красному и синему узлу, необходимо пересылать красному узлу.</text:p>
        </text:list-item>
        <text:list-item>
          <text:p text:style-name="P15">Пакеты --- небольшие двухцветные прямоугольники, движущиеся между вдоль связей между узлами. Цвета соответствуют цветам узла отправителя и узла получателя.</text:p>
          <text:p text:style-name="P15"><text:soft-page-break/>Небольшие прямоугольники соответствуют пакетам протокола RIP. Б<text:span text:style-name="T1">о</text:span>льшие по размеру прямоугольники --- пакеты передачи изображения между узлами.</text:p>
        </text:list-item>
      </text:list>
      <text:h text:style-name="Heading_20_3" text:outline-level="3">Управление</text:h>
      <text:p text:style-name="P9">В центральной области можно:</text:p>
      <text:list xml:id="list846134167" text:style-name="L3">
        <text:list-item>
          <text:p text:style-name="P16">увеличивать/уменьшать масштаб визуализации модели сети с помощью колеса мыши,</text:p>
        </text:list-item>
        <text:list-item>
          <text:p text:style-name="P16">двигать узлы, нажимая на них левой кнопкой мыши (если в момент отпускания кнопки мышки курсор мышки двигался с некоторой скоростью, то узел продолжит движение с той же скоростью).</text:p>
          <text:p text:style-name="P22">Между узлами устанавливается связь, если они приближаются друг к другу на определённое расстояние, аналогичным образом при отдалении узлов друг от друга связи рвутся.</text:p>
        </text:list-item>
      </text:list>
      <text:h text:style-name="Heading_20_2" text:outline-level="2">Передача изображения</text:h>
      <text:p text:style-name="Text_20_body">Чтобы начать моделирование передачи изображения необходимо:</text:p>
      <text:list xml:id="list130430290" text:style-name="L4">
        <text:list-item>
          <text:p text:style-name="P17">Настроить необходимое количество узлов в панели «<text:span text:style-name="T1">Управление</text:span>».</text:p>
        </text:list-item>
        <text:list-item>
          <text:p text:style-name="P17">Выставить мышкой интересующую конфигурацию топологии сети в центральной области (статическую или с движущимися узлами).</text:p>
        </text:list-item>
        <text:list-item>
          <text:p text:style-name="P17">Выбрать тестовое изображение для передачи в панели <text:span text:style-name="T1">«Передача»</text:span><text:span text:style-name="T3">.</text:span></text:p>
        </text:list-item>
        <text:list-item>
          <text:p text:style-name="P17"><text:span text:style-name="T3">Инициировать передачу данных нажатием «</text:span><text:span text:style-name="T1">Начать передачу</text:span><text:span text:style-name="T3">» в панели </text:span><text:span text:style-name="T1">«Передача».</text:span><text:span text:style-name="T3"> </text:span></text:p>
          <text:p text:style-name="P17"><text:span text:style-name="T3">Начнётся передача пакетов от красного узла к зелёному в соответствии с текущими таблицами маршрутизации. Далее можно передвигать узлы мышкой, добавлять или убирать узлы в меню «</text:span><text:span text:style-name="T1">Управление</text:span><text:span text:style-name="T3">», изменяя топологию сети.</text:span></text:p>
          <text:p text:style-name="P17"><text:span text:style-name="T3">Для передачи изображение делится сеткой на прямоугольные не пересекающиеся фрагменты, которые <text:s/>последовательно построчно передаются. Когда пакет с фрагментом изображения доходит до узла назначения (зелёного), соответствующий фрагмент отображается в панели «</text:span><text:span text:style-name="T1">Передача</text:span><text:span text:style-name="T3">» в окне «</text:span><text:span text:style-name="T1">Переданное изображение</text:span><text:span text:style-name="T3">».</text:span></text:p>
          <text:p text:style-name="P17"><text:span text:style-name="T3">Таким образом в окне «</text:span><text:span text:style-name="T1">Переданное изображение</text:span><text:span text:style-name="T3">» можно наблюдать в реальном времени в какой последовательности и какая часть пакетов доходит до узла назначения. В это же время в центральной области можно наблюдать за тем, по каким маршрутам идут пакеты.</text:span></text:p>
        </text:list-item>
      </text:list>
      <text:h text:style-name="P25" text:outline-level="1">Результаты работы</text:h>
      <text:p text:style-name="P18">На данной модели были проведены следующие неформальные исследования:</text:p>
      <text:list xml:id="list692233006" text:style-name="L5">
        <text:list-item>
          <text:p text:style-name="P19">Исследование скорости построения актуальной таблицы маршрутизации: </text:p>
          <text:list>
            <text:list-item>
              <text:p text:style-name="P19">В случае статической топологии сети актуальная таблица маршрутизации строится за время, пропорциональное диаметру графа сети.</text:p>
            </text:list-item>
            <text:list-item>
              <text:p text:style-name="P19">В случае динамически изменяющейся топологии сети таблица маршрутизации практически никогда не актуальна, в данном случае сказывается то, что распространение информации о потери связи в RIP-протоколе распространяется гораздо медленней информации о появлении новых связей между узлами.</text:p>
            </text:list-item>
          </text:list>
        </text:list-item>
        <text:list-item>
          <text:p text:style-name="P19">Исследование успешности доставки фрагментов изображения:</text:p>
          <text:list>
            <text:list-item>
              <text:p text:style-name="P19"><text:soft-page-break/>В случае статической топологии пакеты с фрагментами изображения а) доставлялись всегда успешно и б) без искажения содержимого, т.к. а) таблицы маршрутизации не менялись и были актуальными, начиная с некоторого момента времени, б) искажения не вносились, т. к. корректность передачи данных проходила уже на канальном уровне, и даже при использовании простых полиномиальных способов проверки целостности, ложная проверка не наблюдалась ввиду её низкой вероятности.</text:p>
            </text:list-item>
            <text:list-item>
              <text:p text:style-name="P19">В случае динамически изменяющейся топологии сети большая часть пакетов терялась из-за неактуальных таблиц маршрутизации.</text:p>
            </text:list-item>
          </text:list>
        </text:list-item>
      </text:list>
      <text:h text:style-name="P26" text:outline-level="1"/>
      <text:p text:style-name="P20">Были проведены следующие эксперименты:</text:p>
      <text:list xml:id="list2132193793" text:style-name="L6">
        <text:list-item>
          <text:p text:style-name="P21">Исследование зависимости корректности построения таблиц маршрутизации RIP-протоколом от скорости движения узлов.</text:p>
          <text:p text:style-name="P21">При прочих фиксированных параметрах изменялось среднее время пролёта сцены узлом (т. е. средняя скорость узла) и фиксировались доли неправильных и не оптимальных записей в таблицах маршрутизаций, построенных RIP-протоколом.</text:p>
          <text:p text:style-name="P21">Полученный график зависимости показан на рис. <text:sequence-ref text:reference-format="value" text:ref-name="refРис.3">4</text:sequence-ref>, а соответствующий график интенсивности изменения топологии сети показан на рис. <text:sequence-ref text:reference-format="value" text:ref-name="refРис.4">5</text:sequence-ref>.</text:p>
          <text:p text:style-name="P21"/>
        </text:list-item>
      </text:list>
      <text:p text:style-name="P20"><draw:frame draw:style-name="fr3" draw:name="Frame4" text:anchor-type="paragraph" svg:width="16cm" draw:z-index="6"><draw:text-box fo:min-height="8.998cm"><text:p text:style-name="Рис."/><text:p text:style-name="Рис."><draw:frame draw:style-name="fr7" draw:name="Object1" text:anchor-type="paragraph" svg:width="16cm" svg:height="8.998cm" draw:z-index="7"><draw:object xlink:href="./Object 1" xlink:type="simple" xlink:show="embed" xlink:actuate="onLoad"/><draw:image xlink:href="./ObjectReplacements/Object 1" xlink:type="simple" xlink:show="embed" xlink:actuate="onLoad"/></draw:frame>Рис. <text:sequence text:ref-name="refРис.3" text:name="Рис." text:formula="ooow:Рис.+1" style:num-format="1">4</text:sequence>: Зависимость корректности построенной RIP-протоколом таблиц маршрутизации от скорости движения узлов</text:p></draw:text-box></draw:frame></text:p>
      <text:p text:style-name="P20"/>
      <text:p text:style-name="P20"><draw:frame draw:style-name="fr1" draw:name="Frame5" text:anchor-type="paragraph" svg:width="16cm" draw:z-index="8"><draw:text-box fo:min-height="8.998cm"><text:p text:style-name="Рис."/><text:p text:style-name="Рис."><draw:frame draw:style-name="fr8" draw:name="Object2" text:anchor-type="paragraph" svg:width="16cm" svg:height="8.998cm" draw:z-index="9"><draw:object xlink:href="./Object 2" xlink:type="simple" xlink:show="embed" xlink:actuate="onLoad"/><draw:image xlink:href="./ObjectReplacements/Object 2" xlink:type="simple" xlink:show="embed" xlink:actuate="onLoad"/></draw:frame>Рис. <text:sequence text:ref-name="refРис.4" text:name="Рис." text:formula="ooow:Рис.+1" style:num-format="1">5</text:sequence>: Зависимость интенсивности изменения топологии сцены от скорости движения узлов</text:p></draw:text-box></draw:frame><text:soft-page-break/></text:p>
      <text:list xml:id="list2030342904" text:continue-numbering="true" text:style-name="L6">
        <text:list-item>
          <text:p text:style-name="P21">Исследование зависимости корректности построения таблиц маршрутизации RIP-протоколом от расстояния соединения/разъединения узлов.</text:p>
          <text:p text:style-name="P21">При прочих фиксированных параметрах изменялось расстояния соединения узлов и фиксировались доли неправильных и не оптимальных записей в таблицах маршрутизаций, построенных RIP-протоколом.</text:p>
          <text:p text:style-name="P21">Полученный график зависимости показан на рис. <text:sequence-ref text:reference-format="page" text:ref-name="refРис.5">7</text:sequence-ref>, а соответствующий график интенсивности изменения топологии сети показан на рис. <text:sequence-ref text:reference-format="page" text:ref-name="refРис.6">7</text:sequence-ref>.</text:p>
        </text:list-item>
      </text:list>
      <text:p text:style-name="Text_20_body"><draw:frame draw:style-name="fr1" draw:name="Frame6" text:anchor-type="paragraph" svg:width="16cm" draw:z-index="11"><draw:text-box fo:min-height="8.999cm"><text:p text:style-name="Рис."/><text:p text:style-name="Рис."><draw:frame draw:style-name="fr8" draw:name="Object3" text:anchor-type="paragraph" svg:width="16cm" svg:height="8.999cm" draw:z-index="12"><draw:object xlink:href="./Object 3" xlink:type="simple" xlink:show="embed" xlink:actuate="onLoad"/><draw:image xlink:href="./ObjectReplacements/Object 3" xlink:type="simple" xlink:show="embed" xlink:actuate="onLoad"/></draw:frame></text:p><text:p text:style-name="Рис.">Рис. <text:sequence text:ref-name="refРис.5" text:name="Рис." text:formula="ooow:Рис.+1" style:num-format="1">6</text:sequence>: Зависимость корректности построенной RIP-протоколом таблиц маршрутизации от расстояния соединения узлов</text:p></draw:text-box></draw:frame><text:soft-page-break/></text:p>
      <text:p text:style-name="P20"><draw:frame draw:style-name="fr2" draw:name="Frame7" text:anchor-type="paragraph" svg:x="0.501cm" svg:y="-0.118cm" svg:width="16cm" draw:z-index="10"><draw:text-box fo:min-height="8.998cm"><text:p text:style-name="Рис."/><text:p text:style-name="Рис."><draw:frame draw:style-name="fr8" draw:name="Object4" text:anchor-type="paragraph" svg:width="16cm" svg:height="8.998cm" draw:z-index="13"><draw:object xlink:href="./Object 4" xlink:type="simple" xlink:show="embed" xlink:actuate="onLoad"/><draw:image xlink:href="./ObjectReplacements/Object 4" xlink:type="simple" xlink:show="embed" xlink:actuate="onLoad"/></draw:frame>Рис. <text:sequence text:ref-name="refРис.6" text:name="Рис." text:formula="ooow:Рис.+1" style:num-format="1">7</text:sequence>: Зависимость интенсивности изменения топологии сцены от расстояния соединения узлов</text:p></draw:text-box></draw:frame></text:p>
      <text:p text:style-name="P20"/>
      <text:p text:style-name="P20"><text:soft-page-break/></text:p>
      <text:p text:style-name="P20"/>
      <text:p text:style-name="P20"/>
      <text:h text:style-name="P27" text:outline-level="1">Список литературы</text:h>
      <text:p text:style-name="Text_20_body">1. Э. Таненбаум. <text:span text:style-name="T1">Компьютерные сети</text:span>. --- Питер, 2003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</style:header>
      <style:footer>
        <text:p text:style-name="MP1">Санкт-Петербург 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18T02:40:22</dc:date>
    <dc:creator>Vladimir Rutsky</dc:creator>
    <meta:editing-duration>PT13H48M14S</meta:editing-duration>
    <meta:editing-cycles>142</meta:editing-cycles>
    <meta:document-statistic meta:table-count="0" meta:image-count="3" meta:object-count="4" meta:page-count="11" meta:paragraph-count="90" meta:word-count="1077" meta:character-count="82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7cm" xlink:href="." xlink:type="simple" chart:class="chart:line" chart:style-name="ch1">
        <chart:legend chart:legend-position="top" svg:x="2.513cm" svg:y="0.678cm" chart:style-name="ch2"/>
        <chart:plot-area chart:style-name="ch3" chart:data-source-has-labels="both" svg:x="1.33cm" svg:y="1.626cm" svg:width="14.031cm" svg:height="6.211cm">
          <chartooo:coordinate-region svg:x="1.951cm" svg:y="1.825cm" svg:width="13.131cm" svg:height="5.365cm"/>
          <chart:axis chart:dimension="x" chart:name="primary-x" chart:style-name="ch4">
            <chart:title svg:x="5.92cm" svg:y="8.016cm" chart:style-name="ch5">
              <text:p>Среднее время пролёта сцены</text:p>
            </chart:title>
            <chart:categories table:cell-range-address="local-table.$B$1:.$K$1"/>
            <chart:grid chart:style-name="ch6" chart:class="major"/>
          </chart:axis>
          <chart:axis chart:dimension="y" chart:name="primary-y" chart:style-name="ch4">
            <chart:title svg:x="0.451cm" svg:y="7.487cm" chart:style-name="ch7">
              <text:p>Доля путей таблиц маршрутизации</text:p>
            </chart:title>
            <chart:grid chart:style-name="ch6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33">
                <text:p>33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Доля не оптимальных путей, %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1.55">
                <text:p>1.55</text:p>
              </table:table-cell>
              <table:table-cell office:value-type="float" office:value="3.25333333333333">
                <text:p>3.25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7cm" xlink:href="." xlink:type="simple" chart:class="chart:line" chart:style-name="ch1">
        <chart:plot-area chart:style-name="ch2" chart:data-source-has-labels="both" svg:x="1.33cm" svg:y="0.851cm" svg:width="14.031cm" svg:height="6.986cm">
          <chartooo:coordinate-region svg:x="1.951cm" svg:y="1.051cm" svg:width="13.131cm" svg:height="6.139cm"/>
          <chart:axis chart:dimension="x" chart:name="primary-x" chart:style-name="ch3">
            <chart:title svg:x="5.761cm" svg:y="8.016cm" chart:style-name="ch4">
              <text:p>Среднее время пролёта сцены, с</text:p>
            </chart:title>
            <chart:categories table:cell-range-address="local-table.$B$1:.$K$1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6</text:p>
              </table:table-cell>
              <table:table-cell office:value-type="string">
                <text:p>23</text:p>
              </table:table-cell>
              <table:table-cell office:value-type="string">
                <text:p>41</text:p>
              </table:table-cell>
              <table:table-cell office:value-type="string">
                <text:p>180</text:p>
              </table:table-cell>
            </table:table-row>
          </table:table-header-rows>
          <table:table-rows>
            <table:table-row>
              <table:table-cell office:value-type="string">
                <text:p>Интенсивность изменения топологии, ед./с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2.38">
                <text:p>2.38</text:p>
              </table:table-cell>
              <table:table-cell office:value-type="float" office:value="0.306666666666667">
                <text:p>0.30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top" svg:x="2.513cm" svg:y="0.678cm" chart:style-name="ch2"/>
        <chart:plot-area chart:style-name="ch3" chart:data-source-has-labels="both" svg:x="1.33cm" svg:y="1.626cm" svg:width="14.031cm" svg:height="6.213cm">
          <chartooo:coordinate-region svg:x="1.951cm" svg:y="1.825cm" svg:width="13.078cm" svg:height="5.367cm"/>
          <chart:axis chart:dimension="x" chart:name="primary-x" chart:style-name="ch4">
            <chart:title svg:x="3.988cm" svg:y="8.018cm" chart:style-name="ch5">
              <text:p>Расстояние соединения, доля половины размера сцены</text:p>
            </chart:title>
            <chart:categories table:cell-range-address="local-table.$B$1:.$K$1"/>
            <chart:grid chart:style-name="ch6" chart:class="major"/>
          </chart:axis>
          <chart:axis chart:dimension="y" chart:name="primary-y" chart:style-name="ch4">
            <chart:title svg:x="0.451cm" svg:y="7.488cm" chart:style-name="ch7">
              <text:p>Доля путей таблиц маршрутизации</text:p>
            </chart:title>
            <chart:grid chart:style-name="ch6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Доля неправильных путей, %</text:p>
              </table:table-cell>
              <table:table-cell office:value-type="float" office:value="1.172">
                <text:p>1.172</text:p>
              </table:table-cell>
              <table:table-cell office:value-type="float" office:value="10.072">
                <text:p>10.072</text:p>
              </table:table-cell>
              <table:table-cell office:value-type="float" office:value="11.006">
                <text:p>11.006</text:p>
              </table:table-cell>
              <table:table-cell office:value-type="float" office:value="12.244">
                <text:p>12.244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  <table:table-cell office:value-type="float" office:value="28.6">
                <text:p>28.6</text:p>
              </table:table-cell>
              <table:table-cell office:value-type="float" office:value="32.84">
                <text:p>32.84</text:p>
              </table:table-cell>
              <table:table-cell office:value-type="float" office:value="37.4">
                <text:p>37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Доля не оптимальных путей, %</text:p>
              </table:table-cell>
              <table:table-cell office:value-type="float" office:value="0">
                <text:p>0</text:p>
              </table:table-cell>
              <table:table-cell office:value-type="float" office:value="0.074">
                <text:p>0.074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  <table:table-cell office:value-type="float" office:value="1.8">
                <text:p>1.8</text:p>
              </table:table-cell>
              <table:table-cell office:value-type="float" office:value="0.078">
                <text:p>0.078</text:p>
              </table:table-cell>
              <table:table-cell office:value-type="float" office:value="1.17">
                <text:p>1.17</text:p>
              </table:table-cell>
              <table:table-cell office:value-type="float" office:value="1.208">
                <text:p>1.208</text:p>
              </table:table-cell>
              <table:table-cell office:value-type="float" office:value="3.436">
                <text:p>3.436</text:p>
              </table:table-cell>
              <table:table-cell office:value-type="float" office:value="6.28">
                <text:p>6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7cm" xlink:href="." xlink:type="simple" chart:class="chart:line" chart:style-name="ch1">
        <chart:plot-area chart:style-name="ch2" chart:data-source-has-labels="both" svg:x="1.33cm" svg:y="0.851cm" svg:width="14.031cm" svg:height="6.986cm">
          <chartooo:coordinate-region svg:x="2.057cm" svg:y="1.051cm" svg:width="12.973cm" svg:height="6.139cm"/>
          <chart:axis chart:dimension="x" chart:name="primary-x" chart:style-name="ch3">
            <chart:title svg:x="3.988cm" svg:y="8.016cm" chart:style-name="ch4">
              <text:p>Расстояние соединения, доля половины размера сцены</text:p>
            </chart:title>
            <chart:categories table:cell-range-address="local-table.$B$1:.$K$1"/>
            <chart:grid chart:style-name="ch5" chart:class="major"/>
          </chart:axis>
          <chart:axis chart:dimension="y" chart:name="primary-y" chart:style-name="ch3">
            <chart:title svg:x="0.451cm" svg:y="7.669cm" chart:style-name="ch6">
              <text:p>Интенсивность изменения топологии, ед./с</text:p>
            </chart:title>
            <chart:grid chart:style-name="ch5" chart:class="major"/>
          </chart:axis>
          <chart:series chart:style-name="ch7" chart:values-cell-range-address="local-table.$B$2:.$K$2" chart:label-cell-address="local-table.$A$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</text:p>
              </table:table-cell>
              <table:table-cell office:value-type="string">
                <text:p>0,23</text:p>
              </table:table-cell>
              <table:table-cell office:value-type="string">
                <text:p>0,26</text:p>
              </table:table-cell>
              <table:table-cell office:value-type="string">
                <text:p>0,29</text:p>
              </table:table-cell>
              <table:table-cell office:value-type="string">
                <text:p>0,32</text:p>
              </table:table-cell>
              <table:table-cell office:value-type="string">
                <text:p>0,35</text:p>
              </table:table-cell>
              <table:table-cell office:value-type="string">
                <text:p>0,38</text:p>
              </table:table-cell>
              <table:table-cell office:value-type="string">
                <text:p>0,41</text:p>
              </table:table-cell>
              <table:table-cell office:value-type="string">
                <text:p>0,44</text:p>
              </table:table-cell>
              <table:table-cell office:value-type="string">
                <text:p>0,47</text:p>
              </table:table-cell>
            </table:table-row>
          </table:table-header-rows>
          <table:table-rows>
            <table:table-row>
              <table:table-cell office:value-type="string">
                <text:p>Расстояние соединения, для размера сцены</text:p>
              </table:table-cell>
              <table:table-cell office:value-type="float" office:value="0.594">
                <text:p>0.594</text:p>
              </table:table-cell>
              <table:table-cell office:value-type="float" office:value="0.976">
                <text:p>0.976</text:p>
              </table:table-cell>
              <table:table-cell office:value-type="float" office:value="0.74">
                <text:p>0.74</text:p>
              </table:table-cell>
              <table:table-cell office:value-type="float" office:value="1.062">
                <text:p>1.062</text:p>
              </table:table-cell>
              <table:table-cell office:value-type="float" office:value="1.302">
                <text:p>1.302</text:p>
              </table:table-cell>
              <table:table-cell office:value-type="float" office:value="1.048">
                <text:p>1.048</text:p>
              </table:table-cell>
              <table:table-cell office:value-type="float" office:value="1.118">
                <text:p>1.118</text:p>
              </table:table-cell>
              <table:table-cell office:value-type="float" office:value="0.94">
                <text:p>0.94</text:p>
              </table:table-cell>
              <table:table-cell office:value-type="float" office:value="0.818">
                <text:p>0.818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